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vertical-align="middle"/>
    </style:style>
    <style:style style:name="gr2" style:family="graphic" style:parent-style-name="standard">
      <style:graphic-properties draw:fill="solid" draw:fill-color="#999999" draw:textarea-vertical-align="middl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1.2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9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2.0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2.6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1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family="Arial" style:font-family-generic="swiss" style:font-pitch="variable" fo:font-size="10.5pt" style:font-size-asian="10.5pt" style:font-size-complex="10.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family="Arial" style:font-family-generic="swiss" style:font-pitch="variable" fo:font-size="10.5pt" style:text-underline-style="solid" style:text-underline-width="auto" style:text-underline-color="font-color" style:font-family-asian="Arial" style:font-style-name-asian="Regular" style:font-family-generic-asian="swiss" style:font-size-asian="10.5pt" style:font-family-complex="Arial" style:font-style-name-complex="Regular" style:font-family-generic-complex="swiss" style:font-size-complex="10.5pt"/>
    </style:style>
    <style:style style:name="T3" style:family="text">
      <style:text-properties fo:font-family="Arial" style:font-family-generic="swiss" style:font-pitch="variable" fo:font-size="10.5pt" style:font-family-asian="Arial" style:font-style-name-asian="Regular" style:font-family-generic-asian="swiss" style:font-size-asian="10.5pt" style:font-family-complex="Arial" style:font-style-name-complex="Regular" style:font-family-generic-complex="swiss" style:font-size-complex="10.5pt"/>
    </style:style>
    <style:style style:name="T4" style:family="text">
      <style:text-properties fo:font-family="Arial" style:font-family-generic="swiss" style:font-pitch="variable" fo:font-size="10.5pt" style:font-size-asian="10.5pt" style:font-size-complex="10.5pt"/>
    </style:style>
    <style:style style:name="T5" style:family="text">
      <style:text-properties fo:font-family="Arial" style:font-style-name="Regular" style:font-family-generic="swiss" fo:font-size="10.5pt" style:font-family-asian="Arial" style:font-style-name-asian="Regular" style:font-family-generic-asian="swiss" style:font-size-asian="10.5pt" style:font-family-complex="Arial" style:font-style-name-complex="Regular" style:font-family-generic-complex="swiss" style:font-size-complex="10.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9.304cm" svg:height="7.828cm" svg:x="1.127cm" svg:y="1.381cm">
          <text:p/>
        </draw:rect>
        <draw:rect draw:style-name="gr2" draw:text-style-name="P1" draw:layer="layout" svg:width="16.002cm" svg:height="2.314cm" svg:x="3.286cm" svg:y="10.751cm">
          <text:p text:style-name="P1">Android SDK</text:p>
        </draw:rect>
        <draw:custom-shape draw:style-name="gr3" draw:text-style-name="P1" draw:layer="layout" svg:width="0.254cm" svg:height="3.085cm" svg:x="5.826cm" svg:y="7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9.398cm" svg:height="3.857cm" svg:x="1.281cm" svg:y="3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4.445cm" svg:height="1.928cm" svg:x="3.693cm" svg:y="5.738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1.709cm" svg:height="1.202cm" svg:x="1.832cm" svg:y="5.283cm">
          <draw:text-box>
            <text:p text:style-name="P2"><text:span text:style-name="T1">Layout</text:span></text:p>
          </draw:text-box>
        </draw:frame>
        <draw:frame draw:style-name="gr6" draw:text-style-name="P2" draw:layer="layout" svg:width="2.75cm" svg:height="1.086cm" svg:x="7.758cm" svg:y="5.095cm">
          <draw:text-box>
            <text:p text:style-name="P2"><text:span text:style-name="T1">Presentation</text:span></text:p>
            <text:p text:style-name="P2"><text:span text:style-name="T1"><text:s text:c="4"/></text:span><text:span text:style-name="T1">Model</text:span></text:p>
          </draw:text-box>
        </draw:frame>
        <draw:frame draw:style-name="gr7" draw:text-style-name="P3" draw:layer="layout" svg:width="2.456cm" svg:height="0.67cm" svg:x="4.302cm" svg:y="6.407cm">
          <draw:text-box>
            <text:p text:style-name="P3"><text:span text:style-name="T2">$</text:span><text:span text:style-name="T3">{</text:span><text:span text:style-name="T4">property</text:span><text:span text:style-name="T3">}</text:span></text:p>
          </draw:text-box>
        </draw:frame>
        <draw:custom-shape draw:style-name="gr3" draw:text-style-name="P1" draw:layer="layout" svg:width="4.545cm" svg:height="1.901cm" svg:x="3.593cm" svg:y="3.883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" draw:layer="layout" svg:width="2.549cm" svg:height="1.232cm" svg:x="4.292cm" svg:y="4.499cm">
          <draw:text-box>
            <text:p text:style-name="P2"><text:span text:style-name="T5">{command}</text:span></text:p>
          </draw:text-box>
        </draw:frame>
        <draw:frame draw:style-name="gr9" draw:text-style-name="P4" draw:layer="layout" svg:width="3.334cm" svg:height="0.816cm" svg:x="4.683cm" svg:y="5.352cm">
          <draw:text-box>
            <text:p text:style-name="P4"><text:span text:style-name="T6">RoboBinding</text:span></text:p>
          </draw:text-box>
        </draw:frame>
        <draw:frame draw:style-name="gr10" draw:text-style-name="P4" draw:layer="layout" svg:width="2.479cm" svg:height="0.815cm" svg:x="4.898cm" svg:y="2.994cm">
          <draw:text-box>
            <text:p text:style-name="P4"><text:span text:style-name="T6">Activity 1</text:span></text:p>
          </draw:text-box>
        </draw:frame>
        <draw:custom-shape draw:style-name="gr4" draw:text-style-name="P1" draw:layer="layout" svg:width="9.398cm" svg:height="3.857cm" svg:x="10.906cm" svg:y="3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4.445cm" svg:height="1.928cm" svg:x="13.318cm" svg:y="5.738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2" draw:layer="layout" svg:width="1.59cm" svg:height="1.202cm" svg:x="11.457cm" svg:y="5.283cm">
          <draw:text-box>
            <text:p text:style-name="P2"><text:span text:style-name="T1">Layout</text:span></text:p>
          </draw:text-box>
        </draw:frame>
        <draw:frame draw:style-name="gr12" draw:text-style-name="P2" draw:layer="layout" svg:width="2.559cm" svg:height="1.086cm" svg:x="17.383cm" svg:y="5.095cm">
          <draw:text-box>
            <text:p text:style-name="P2"><text:span text:style-name="T1">Presentation</text:span></text:p>
            <text:p text:style-name="P2"><text:span text:style-name="T1"><text:s text:c="4"/></text:span><text:span text:style-name="T1">Model</text:span></text:p>
          </draw:text-box>
        </draw:frame>
        <draw:frame draw:style-name="gr13" draw:text-style-name="P3" draw:layer="layout" svg:width="2.285cm" svg:height="0.67cm" svg:x="14.027cm" svg:y="6.307cm">
          <draw:text-box>
            <text:p text:style-name="P3"><text:span text:style-name="T2">$</text:span><text:span text:style-name="T3">{</text:span><text:span text:style-name="T4">property</text:span><text:span text:style-name="T3">}</text:span></text:p>
          </draw:text-box>
        </draw:frame>
        <draw:custom-shape draw:style-name="gr3" draw:text-style-name="P1" draw:layer="layout" svg:width="4.445cm" svg:height="1.901cm" svg:x="13.318cm" svg:y="3.883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2" draw:layer="layout" svg:width="2.373cm" svg:height="1.232cm" svg:x="13.917cm" svg:y="4.499cm">
          <draw:text-box>
            <text:p text:style-name="P2"><text:span text:style-name="T5">{command}</text:span></text:p>
          </draw:text-box>
        </draw:frame>
        <draw:frame draw:style-name="gr15" draw:text-style-name="P4" draw:layer="layout" svg:width="3.334cm" svg:height="0.816cm" svg:x="14.308cm" svg:y="5.352cm">
          <draw:text-box>
            <text:p text:style-name="P4"><text:span text:style-name="T6">RoboBinding</text:span></text:p>
          </draw:text-box>
        </draw:frame>
        <draw:frame draw:style-name="gr16" draw:text-style-name="P4" draw:layer="layout" svg:width="2.479cm" svg:height="0.815cm" svg:x="14.523cm" svg:y="2.994cm">
          <draw:text-box>
            <text:p text:style-name="P4"><text:span text:style-name="T6">Activity n</text:span></text:p>
          </draw:text-box>
        </draw:frame>
        <draw:custom-shape draw:style-name="gr3" draw:text-style-name="P1" draw:layer="layout" svg:width="0.254cm" svg:height="3.085cm" svg:x="15.605cm" svg:y="7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layout" svg:width="1.628cm" svg:height="0.963cm" svg:x="9.913cm" svg:y="2.143cm">
          <draw:text-box>
            <text:p>Ap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15:55:54.97</meta:creation-date>
    <dc:date>2013-11-06T16:15:11.30</dc:date>
    <meta:editing-duration>PT4H53M29S</meta:editing-duration>
    <meta:editing-cycles>3</meta:editing-cycles>
    <meta:generator>OpenOffice.org/3.4.1$Win32 OpenOffice.org_project/341m1$Build-9593</meta:generator>
    <meta:document-statistic meta:object-count="23"/>
  </office:meta>
</office:document-meta>
</file>